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 style:list-style-name="L5">
      <style:paragraph-properties fo:text-align="justify" style:justify-single-word="false"/>
    </style:style>
    <style:style style:name="P8" style:family="paragraph" style:parent-style-name="Text_20_body" style:list-style-name="L6">
      <style:paragraph-properties fo:text-align="justify" style:justify-single-word="false"/>
    </style:style>
    <style:style style:name="P9" style:family="paragraph" style:parent-style-name="Text_20_body" style:list-style-name="L10">
      <style:paragraph-properties fo:text-align="justify" style:justify-single-word="false"/>
    </style:style>
    <style:style style:name="P10" style:family="paragraph" style:parent-style-name="Text_20_body" style:list-style-name="L11">
      <style:paragraph-properties fo:text-align="justify" style:justify-single-word="false"/>
    </style:style>
    <style:style style:name="P11" style:family="paragraph" style:parent-style-name="Text_20_body" style:list-style-name="L14">
      <style:paragraph-properties fo:text-align="justify" style:justify-single-word="false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13" style:family="paragraph" style:parent-style-name="Text_20_body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Text_20_body" style:list-style-name="L5">
      <style:paragraph-properties fo:text-align="justify" style:justify-single-word="false"/>
      <style:text-properties fo:font-style="normal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6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7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19" style:family="paragraph" style:parent-style-name="Text_20_body" style:list-style-name="L10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20" style:family="paragraph" style:parent-style-name="Text_20_body" style:list-style-name="L15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21" style:family="paragraph" style:parent-style-name="Text_20_body" style:list-style-name="L10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L6">
      <style:paragraph-properties fo:margin-top="0cm" fo:margin-bottom="0cm" fo:text-align="justify" style:justify-single-word="false" style:shadow="none"/>
      <style:text-properties style:font-name="Courier New" fo:font-size="10pt" style:font-size-asian="10pt" style:font-size-complex="10pt"/>
    </style:style>
    <style:style style:name="P23" style:family="paragraph" style:parent-style-name="Heading_20_1">
      <style:paragraph-properties fo:text-align="center" style:justify-single-word="false" fo:background-color="#99ccff">
        <style:background-image/>
      </style:paragraph-properties>
    </style:style>
    <style:style style:name="P24" style:family="paragraph" style:parent-style-name="Heading_20_2">
      <style:paragraph-properties fo:text-align="justify" style:justify-single-word="false" fo:padding="0cm" fo:border-left="none" fo:border-right="none" fo:border-top="none" fo:border-bottom="0.002cm solid #000000" style:shadow="none"/>
    </style:style>
    <style:style style:name="P25" style:family="paragraph" style:parent-style-name="Codigo" style:list-style-name="L5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0.5pt"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size="8pt"/>
    </style:style>
    <style:style style:name="T16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style:font-size-asian="8pt"/>
    </style:style>
    <style:style style:name="T18" style:family="text">
      <style:text-properties style:font-size-complex="8pt"/>
    </style:style>
    <style:style style:name="T19" style:family="text">
      <style:text-properties style:font-name="Times New Roman"/>
    </style:style>
    <style:style style:name="T20" style:family="text">
      <style:text-properties fo:font-size="12pt"/>
    </style:style>
    <style:style style:name="T21" style:family="text">
      <style:text-properties style:font-size-asian="12pt"/>
    </style:style>
    <style:style style:name="T22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Instructivo para la instalación de Zonales</text:h>
      <text:h text:style-name="P24" text:outline-level="2">Introducción</text:h>
      <text:p text:style-name="P2">El presente documento tiene como finalidad guiar al Administrador del sitio zonales para hacer una instalación desde 0 del mismo. En él se describen los pasos necesarios para la instalación y configuración de todos los aspectos relevantes del mismo.</text:p>
      <text:p text:style-name="P2">Contempla la utilización de los paquetes de instalación desarrollados o modificados hasta el día 26 de julio de 2010.</text:p>
      <text:h text:style-name="P24" text:outline-level="2">Requisitos previos</text:h>
      <text:p text:style-name="P1">Software</text:p>
      <text:list xml:id="list1122927590" text:style-name="L1">
        <text:list-item>
          <text:p text:style-name="P5">Sistema Operativo Base: Linux (Preferentemente Red Hat, Fedora o Ubuntu Server)</text:p>
        </text:list-item>
        <text:list-item>
          <text:p text:style-name="P5">PHP versión. 5 o superior</text:p>
        </text:list-item>
        <text:list-item>
          <text:p text:style-name="P5">Servidor Web: Apache 1.3 o superior con las librerías necesarias para interpretar php.</text:p>
        </text:list-item>
        <text:list-item>
          <text:p text:style-name="P5">Servidor MySQL 5.1 o superior</text:p>
        </text:list-item>
      </text:list>
      <text:p text:style-name="P2">El presente documento no incluye instrucciones para optimización de servidores, tales como Apache, Tomcat o MySQL.</text:p>
      <text:p text:style-name="P1"/>
      <text:p text:style-name="P1">Conocimientos técnicos recomendados para ejecutar el instructivo</text:p>
      <text:list xml:id="list524433092" text:style-name="L2">
        <text:list-item>
          <text:p text:style-name="P6">Sistemas Operativos Linux</text:p>
        </text:list-item>
        <text:list-item>
          <text:p text:style-name="P6">Apache Web Server</text:p>
        </text:list-item>
        <text:list-item>
          <text:p text:style-name="P6">Apache Tomcat Application Server</text:p>
        </text:list-item>
        <text:list-item>
          <text:p text:style-name="P6">Base de datos MySQL</text:p>
        </text:list-item>
        <text:list-item>
          <text:p text:style-name="P6">Joomla! CMS</text:p>
        </text:list-item>
        <text:list-item>
          <text:p text:style-name="P6">IDE de Desarrollo NetBeans</text:p>
        </text:list-item>
        <text:list-item>
          <text:p text:style-name="P6">Scripts ANT</text:p>
        </text:list-item>
      </text:list>
      <text:h text:style-name="P24" text:outline-level="2">Repositorio</text:h>
      <text:p text:style-name="P2">Para el desarrollo de Zonales se utilizó un repositorio Subversion provisto por Google Code. La URL del mismo es <text:a xlink:type="simple" xlink:href="http://code.google.com/p/zonales/">http://code.google.com/p/zonales/</text:a></text:p>
      <text:p text:style-name="P2">En el directorio <text:span text:style-name="T1">Installation</text:span><text:span text:style-name="T3"> (</text:span><text:a xlink:type="simple" xlink:href="http://code.google.com/p/zonales/source/browse/#svn/Installation"><text:span text:style-name="T3">http://code.google.com/p/zonales/source/browse/#svn/Installation</text:span></text:a><text:span text:style-name="T3">) ubicado en la raíz del árbol de directorios del repositorio, se encuentran todos los archivos necesarios para la instalación de Zonales:</text:span></text:p>
      <text:list xml:id="list1615711392" text:style-name="L3">
        <text:list-item>
          <text:p text:style-name="P12">Joomla! 1.5.10 Full Package</text:p>
        </text:list-item>
        <text:list-item>
          <text:p text:style-name="P12">Extensiones para idioma Español para Joomla</text:p>
        </text:list-item>
        <text:list-item>
          <text:p text:style-name="P12">Extensiones de terceros utilizadas en el sitio, algunas de las cuales fueron modificadas por el equipo de desarrollo.</text:p>
        </text:list-item>
        <text:list-item>
          <text:p text:style-name="P12">Extensiones desarrolladas por el equipo.</text:p>
        </text:list-item>
        <text:list-item>
          <text:p text:style-name="P12"><text:soft-page-break/>Archivos de configuración de Apache Solr</text:p>
        </text:list-item>
      </text:list>
      <text:p text:style-name="P3">No se incluyó en dicha carpeta el instalador de Apache Solr por cuestiones de tamaño y por estar disponible para descarga directa desde Internet.</text:p>
      <text:p text:style-name="P4"><text:span text:style-name="T5">Importante:</text:span> En adelante, cuando se pida en alguna sección de este documento la descarga de algún archivo desde el repositorio, se debe descargar desde esta carpeta: “Installation”.</text:p>
      <text:h text:style-name="P24" text:outline-level="2">Base de datos - MySQL</text:h>
      <text:list xml:id="list586011894" text:style-name="L4">
        <text:list-item>
          <text:p text:style-name="P13">Conectarse utilizando el usuario <text:span text:style-name="T2">root</text:span> al servidor de bases de datos <text:span text:style-name="T1">MySQL</text:span>.</text:p>
        </text:list-item>
        <text:list-item>
          <text:p text:style-name="P13">Crear un nuevo esquema denominado z<text:span text:style-name="T1">onales</text:span> para el sitio.</text:p>
        </text:list-item>
        <text:list-item>
          <text:p text:style-name="P13">Crear un usuario z<text:span text:style-name="T1">onales, </text:span>con su correspondiente contraseña, y asignarle todos los permisos sobre el esquema creado en el punto anterior.</text:p>
        </text:list-item>
      </text:list>
      <text:h text:style-name="P24" text:outline-level="2">Instalación Joomla! CMS</text:h>
      <text:list xml:id="list1750613400" text:style-name="L5">
        <text:list-item>
          <text:p text:style-name="P7">Descargar el paquete Joomla! <text:span text:style-name="T6">Joomla_1.5.10-Stable-Full_Package.zip</text:span> del repositorio</text:p>
        </text:list-item>
        <text:list-item>
          <text:p text:style-name="P7">Descomprimirlo en el <text:span text:style-name="T6">document_root</text:span> de apache, normalmente <text:span text:style-name="T6">/var/www/</text:span></text:p>
        </text:list-item>
        <text:list-item>
          <text:p text:style-name="P7">Cambiar el <text:span text:style-name="T1">owner </text:span>de todos los archivos descomprimidos al usuario apache. El mismo varía de acuerdo a la versión de Linux del servidor. Por ejemplo:</text:p>
        </text:list-item>
        <text:list-item>
          <text:p text:style-name="P25"><text:span text:style-name="T2">Ubuntu server</text:span>: <text:span text:style-name="T6">chown -R www-data:www-data &lt;archivos_zonales&gt; </text:span></text:p>
        </text:list-item>
        <text:list-item>
          <text:p text:style-name="P25"><text:span text:style-name="T2">Fedora o RedHat</text:span>: <text:span text:style-name="T6">chown -R apache:apache &lt;archivos_zonales&gt;</text:span> </text:p>
        </text:list-item>
        <text:list-item>
          <text:p text:style-name="P7"><text:span text:style-name="T3">Cambiar los permisos de usuario: </text:span><text:span text:style-name="T7">chmod -R 774 &lt;archivos_zonales&gt;</text:span><text:span text:style-name="T3"> </text:span></text:p>
        </text:list-item>
        <text:list-item>
          <text:p text:style-name="P7">Ejecutar el instalador de Joomla desde un navegador ingresando la URL del servidor donde se está realizando la instalación:</text:p>
        </text:list-item>
        <text:list-item>
          <text:p text:style-name="P14">Seguir el asistente de instalación; </text:p>
          <text:list>
            <text:list-item>
              <text:p text:style-name="P14">En la sección de conexión con la base de datos, ingresar el usuario <text:span text:style-name="T1">zonales</text:span> con su correspondiente contraseña, y como nombre de la base de datos también <text:span text:style-name="T1">zonales</text:span>. Estos datos se corresponden con el usuario y el esquema creados en la sección anterior.</text:p>
            </text:list-item>
            <text:list-item>
              <text:p text:style-name="P14">Luego de finalizado el asistente, eliminar la carpeta <text:span text:style-name="T1">installation</text:span> de la raiz del sitio.</text:p>
            </text:list-item>
          </text:list>
        </text:list-item>
      </text:list>
      <text:h text:style-name="P24" text:outline-level="2">Instalación Tomcat + Solr</text:h>
      <text:list xml:id="list1580360242" text:style-name="L6">
        <text:list-item>
          <text:p text:style-name="P8">Instalar Tomcat utilizando yum o apt-get, de acuerdo a la distribución de Linux utilizada:</text:p>
          <text:p text:style-name="P16">yum install tomcat6</text:p>
          <text:p text:style-name="P16"><text:bookmark-start text:name="__DdeLink__330_1898956951"/>apt-get install tomcat6<text:bookmark-end text:name="__DdeLink__330_1898956951"/></text:p>
          <text:p text:style-name="P17">La instalación se realizará en los directorios<text:span text:style-name="T6"> /usr/share/tomcat6 </text:span><text:span text:style-name="T8">y</text:span><text:span text:style-name="T6"> /var/lib/tomcat6</text:span> y los archivos de configuración en <text:span text:style-name="T6">/etc/tomcat6</text:span></text:p>
        </text:list-item>
        <text:list-item>
          <text:p text:style-name="P8">Descargar solr:</text:p>
          <text:p text:style-name="P8"><text:span text:style-name="T6">wget </text:span><text:a xlink:type="simple" xlink:href="http://apache.dattatec.com/lucene/solr/1.4.0/apache-solr-1.4.0.zip"><text:span text:style-name="T6">http://apache.dattatec.com/lucene/solr/1.4.0/apache-solr-1.4.0.zip</text:span></text:a></text:p>
        </text:list-item>
        <text:list-item>
          <text:p text:style-name="P18">Extraer todo el contenido del archivo descargado en el directorio <text:span text:style-name="T6">/tmp/solr</text:span></text:p>
        </text:list-item>
        <text:list-item>
          <text:p text:style-name="P18">Copiar la aplicación Solr al directorio webapps de Tomcat:</text:p>
          <text:p text:style-name="P16">cp /tmp/solr/dist/apache-solr-1.4.0.war /usr/share/tomcat6/webapps</text:p>
        </text:list-item>
        <text:list-item>
          <text:p text:style-name="P8"><text:span text:style-name="T9">Descargar del repositorio el archivo </text:span><text:span text:style-name="T6">mysql-connector-java-5.1.6-bin.jar</text:span><text:span text:style-name="T9">. Es la </text:span><text:soft-page-break/><text:span text:style-name="T9">librería para conectar Tomcat con bases de datos MySQL. Debe copiarse en el directorio </text:span><text:span text:style-name="T6">/usr/share/tomcat6/lib.</text:span></text:p>
        </text:list-item>
        <text:list-item>
          <text:p text:style-name="P8"><text:span text:style-name="T9">Crear y editar el archivo </text:span><text:span text:style-name="T6">solr.xml </text:span><text:span text:style-name="T9">en el directorio /</text:span><text:span text:style-name="T6">etc/tomcat6/Catalina/localhost </text:span><text:span text:style-name="T9">y <text:s/>agregar las siguientes líneas:</text:span></text:p>
          <text:p text:style-name="P22">&lt;Context path="/apache-solr-1.4.0" </text:p>
          <text:list>
            <text:list-header>
              <text:p text:style-name="P22">docBase="/usr/share/tomcat6/webapps/apache-solr-1.4.0.war" </text:p>
              <text:p text:style-name="P22">debug="0" </text:p>
              <text:p text:style-name="P22">crossContext="false" </text:p>
              <text:p text:style-name="P22">privileged="true"&gt; </text:p>
              <text:p text:style-name="P22">&lt;Environment </text:p>
              <text:list>
                <text:list-header>
                  <text:p text:style-name="P22">name="solr/home" </text:p>
                  <text:p text:style-name="P22">type="java.lang.String" </text:p>
                  <text:p text:style-name="P22">value="/usr/share/tomcat6/solr/" </text:p>
                  <text:p text:style-name="P22">override="true"/&gt; </text:p>
                </text:list-header>
              </text:list>
              <text:p text:style-name="P22"><text:bookmark-start text:name="__DdeLink__1796_1113851555"/>&lt;Environment </text:p>
              <text:list text:continue-numbering="true">
                <text:list-header>
                  <text:p text:style-name="P22">name="data/dir" </text:p>
                  <text:p text:style-name="P22">type="java.lang.String" </text:p>
                  <text:p text:style-name="P22">value="/usr/share/tomcat6/solr/data/" </text:p>
                  <text:p text:style-name="P22">override="true"/&gt; <text:bookmark-end text:name="__DdeLink__1796_1113851555"/></text:p>
                </text:list-header>
              </text:list>
            </text:list-header>
          </text:list>
          <text:p text:style-name="P22">&lt;/Context&gt;</text:p>
        </text:list-item>
        <text:list-item>
          <text:p text:style-name="P8"><text:bookmark-start text:name="__DdeLink__1978_1809624745"/><text:span text:style-name="T9">Descargar del repositorio el archivo </text:span><text:span text:style-name="T6">solr.zip</text:span><text:span text:style-name="T9">. Copiar en la carpeta </text:span><text:span text:style-name="T6">/usr/share/tomcat6 </text:span><text:span text:style-name="T9">y </text:span><text:bookmark-end text:name="__DdeLink__1978_1809624745"/><text:span text:style-name="T9">luego descomprimirlo allí:</text:span></text:p>
          <text:p text:style-name="P16">unzip solr.zip</text:p>
        </text:list-item>
        <text:list-item>
          <text:p text:style-name="P8"><text:span text:style-name="T9">Editar el archivo </text:span><text:span text:style-name="T6">/usr/share/tomcat6/solr/conf/data-config.xml</text:span><text:span text:style-name="T9"> y editar la siguiente sección con los datos correspondientes a la conexión a la base de datos:</text:span></text:p>
          <text:p text:style-name="P16">&lt;dataSource driver="com.mysql.jdbc.Driver"</text:p>
          <text:list>
            <text:list-header>
              <text:p text:style-name="P16">url="jdbc:mysql://&lt;host&gt;:&lt;port&gt;/&lt;db&gt;?zeroDateTimeBehavior=convertToNull"</text:p>
              <text:p text:style-name="P16">user="user" password="password" batchSize="-1"/&gt;</text:p>
            </text:list-header>
          </text:list>
        </text:list-item>
        <text:list-item>
          <text:p text:style-name="P8"><text:span text:style-name="T9">Reiniciar Tomcat: </text:span><text:span text:style-name="T6">service tomcat6 restart</text:span></text:p>
        </text:list-item>
        <text:list-item>
          <text:p text:style-name="P18">Comprobar el funcionamiento ejecutando en el navegador:</text:p>
          <text:p text:style-name="P16">http://&lt;URL Zonales&gt;:8080/solr</text:p>
          <text:p text:style-name="P8"/>
        </text:list-item>
      </text:list>
      <text:p text:style-name="P2">Si luego se seguir los pasos anteriores se obtiene un error de permisos sobre la carpeta <text:span text:style-name="T6">/var/lib/tomcat6/solr/data</text:span>, crear la carpeta y darle permisos de escritura.</text:p>
      <text:p text:style-name="P2">Si se utiliza <text:s/>Ubuntu Server se puede instalar ambas cosas utilizando el siguiente comando:</text:p>
      <text:p text:style-name="P2"><text:span text:style-name="T6">apt-get install solr-tomcat </text:span><text:span text:style-name="T10">y luego ejecutar los pasos 7 y 8.</text:span></text:p>
      <text:h text:style-name="P24" text:outline-level="2">Pisado de instancia</text:h>
      <text:p text:style-name="P15">A continuación se describen los pasos necesarios para realizar un pisado de toda una instancia de funcional de Zonales en otro servidor:</text:p>
      <text:list xml:id="list2117596989" text:style-name="L10">
        <text:list-item>
          <text:p text:style-name="P9"><text:span text:style-name="T4">Comprimir el sitio completo desde la raíz del mismo en un solo .zip para facilitar el traslado al nuevo servidor:</text:span></text:p>
          <text:p text:style-name="P19"><text:span text:style-name="T4">zip -r zonales.zip *</text:span></text:p>
        </text:list-item>
        <text:list-item>
          <text:p text:style-name="P9"><text:span text:style-name="T4">Hacer un back-up de la totalidad de las tablas de esquema de datos del sitio origen, y levantar dicho back-up en el esquema del sitio destino.</text:span></text:p>
        </text:list-item>
        <text:list-item>
          <text:p text:style-name="P9"><text:span text:style-name="T4">Copiar el archivo </text:span><text:span text:style-name="T13">zonales.zip </text:span><text:span text:style-name="T4">creado anteriormente a la carpeta raíz del nuevo sitio, y descomprimir allí.</text:span></text:p>
        </text:list-item>
        <text:list-item>
          <text:p text:style-name="P9"><text:soft-page-break/><text:span text:style-name="T4">Editar el archivo </text:span><text:span text:style-name="T13">configuration.php</text:span><text:span text:style-name="T4"> que se encuentra en la raíz del sitio y cambiar los siguientes valores:</text:span></text:p>
        </text:list-item>
      </text:list>
      <text:list xml:id="list401530292" text:style-name="L11">
        <text:list-item>
          <text:p text:style-name="P10"><text:span text:style-name="T13">var $host = '&lt;host&gt;:&lt;port&gt;'</text:span><text:span text:style-name="T4"> Servidor MySql;</text:span></text:p>
        </text:list-item>
        <text:list-item>
          <text:p text:style-name="P10"><text:span text:style-name="T13">var $user = '&lt;dbuser&gt;'</text:span><text:span text:style-name="T4"> Usuario con acceso al esquema de datos del sitio;</text:span></text:p>
        </text:list-item>
        <text:list-item>
          <text:p text:style-name="P10"><text:span text:style-name="T13">var $db = '&lt;dbschema&gt;'</text:span><text:span text:style-name="T4"> Nombre del esquema de datos;</text:span></text:p>
        </text:list-item>
        <text:list-item>
          <text:p text:style-name="P10"><text:span text:style-name="T13">var $password = '&lt;dbuser password&gt;'</text:span><text:span text:style-name="T4"> Password usuario de la base de datos;</text:span></text:p>
        </text:list-item>
        <text:list-item>
          <text:p text:style-name="P10"><text:span text:style-name="T13">var $sitename = 'Zonales</text:span><text:span text:style-name="T4">' Nombre del sitio;</text:span></text:p>
        </text:list-item>
      </text:list>
      <text:list xml:id="list799555744" text:continue-list="list2117596989" text:style-name="L10">
        <text:list-item>
          <text:p text:style-name="P9"><text:span text:style-name="T4">Reconfigurar el componente EqZonales, ingresando los siguientes parámetros:</text:span></text:p>
        </text:list-item>
      </text:list>
      <text:list xml:id="list1662071761" text:continue-list="list401530292" text:style-name="L11">
        <text:list-item>
          <text:p text:style-name="P10"><text:span text:style-name="T13">URL Solr = &lt;IP Solr Server&gt;</text:span><text:span text:style-name="T4"> Ip del servidor Tomcat donde corre Solr</text:span></text:p>
        </text:list-item>
        <text:list-item>
          <text:p text:style-name="P10"><text:span text:style-name="T13">Puerto = &lt;Tomcat Port&gt;</text:span><text:span text:style-name="T4"> Puerto de escucha de Tomcat</text:span></text:p>
        </text:list-item>
        <text:list-item>
          <text:p text:style-name="P10"><text:span text:style-name="T13">Solr Webapp = &lt;Solr Path&gt;</text:span><text:span text:style-name="T4"> Ruta del Servidor Solr</text:span></text:p>
        </text:list-item>
      </text:list>
      <text:list xml:id="list1088505635" text:continue-list="list799555744" text:style-name="L10">
        <text:list-item>
          <text:p text:style-name="P9"><text:span text:style-name="T4">Realizar el indexado del contenido utilizando la siguiente URL:</text:span></text:p>
        </text:list-item>
      </text:list>
      <text:list xml:id="list738376691" text:style-name="L14">
        <text:list-item>
          <text:p text:style-name="P11"><text:bookmark-start text:name="__DdeLink__2218_122547121"/><text:span text:style-name="T14">http://&lt;Tomcat Server&gt;:&lt;Tomcat Port&gt;/&lt;Solr Path&gt;/dataimporter?command=full-import</text:span><text:bookmark-end text:name="__DdeLink__2218_122547121"/></text:p>
        </text:list-item>
      </text:list>
      <text:list xml:id="list1464107215" text:continue-list="list1088505635" text:style-name="L10">
        <text:list-item>
          <text:p text:style-name="P21"><text:span text:style-name="T4">Comprobar el resultado de la indexación con el siguiente comando:</text:span></text:p>
        </text:list-item>
      </text:list>
      <text:list xml:id="list465525960" text:style-name="L15">
        <text:list-item>
          <text:p text:style-name="P20"><text:span text:style-name="T4">http://&lt;Tomcat Server&gt;:&lt;Tomcat Port&gt;/&lt;Solr Path&gt;/dataimporter?command=status</text:span></text:p>
        </text:list-item>
      </text:list>
      <text:list xml:id="list983616368" text:continue-list="list1464107215" text:style-name="L10">
        <text:list-item>
          <text:p text:style-name="P21"><text:span text:style-name="T4">Probar el correcto funcionamiento del sit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digo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DejaVu Sans Mono" style:font-name-asian="DejaVu Sans1" style:font-name-complex="DejaVu Sans Mono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Endnote_20_Symbol" style:display-name="Endnote Symbol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7-19T19:50:37</meta:creation-date>
    <dc:date>2010-07-27T16:40:31</dc:date>
    <dc:creator>Luis Aita</dc:creator>
    <meta:editing-duration>PT20H22M04S</meta:editing-duration>
    <meta:editing-cycles>82</meta:editing-cycles>
    <meta:generator>OpenOffice.org/3.2$Linux OpenOffice.org_project/320m12$Build-9483</meta:generator>
    <meta:printed-by>Luis Aita</meta:printed-by>
    <meta:print-date>2010-07-26T16:48:58</meta:print-date>
    <meta:document-statistic meta:table-count="0" meta:image-count="0" meta:object-count="0" meta:page-count="4" meta:paragraph-count="105" meta:word-count="993" meta:character-count="6978"/>
  </office:meta>
</office:document-meta>
</file>